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810000005B7F89B1A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sana Math" svg:font-family="'Asana Math'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4cm"/>
    </style:style>
    <style:style style:name="P1" style:family="paragraph">
      <style:paragraph-properties fo:text-align="center"/>
    </style:style>
    <style:style style:name="P2" style:family="paragraph">
      <style:text-properties fo:color="#00ae00" style:font-name="Droid Sans" fo:font-size="12pt" style:font-size-asian="12pt" style:font-size-complex="12pt"/>
    </style:style>
    <style:style style:name="P3" style:family="paragraph">
      <style:text-properties fo:color="#00ae00" style:font-name="Droid Sans" fo:font-size="6pt" style:font-size-asian="6pt" style:font-size-complex="6pt"/>
    </style:style>
    <style:style style:name="P4" style:family="paragraph">
      <style:text-properties fo:color="#dd4814" style:font-name="Droid Sans" fo:font-size="6pt" fo:font-weight="bold" style:font-size-asian="6pt" style:font-weight-asian="bold" style:font-size-complex="6pt" style:font-weight-complex="bold"/>
    </style:style>
    <style:style style:name="T1" style:family="text">
      <style:text-properties fo:color="#00ae00" style:font-name="Droid Sans" fo:font-size="12pt" style:font-size-asian="12pt" style:font-size-complex="12pt"/>
    </style:style>
    <style:style style:name="T2" style:family="text">
      <style:text-properties fo:color="#00ae00" style:font-name="Droid Sans" fo:font-size="9pt" style:font-size-asian="9pt" style:font-size-complex="9pt"/>
    </style:style>
    <style:style style:name="T3" style:family="text">
      <style:text-properties fo:color="#00ae00" style:font-name="Droid Sans" fo:font-size="6pt" style:font-size-asian="6pt" style:font-size-complex="6pt"/>
    </style:style>
    <style:style style:name="T4" style:family="text">
      <style:text-properties fo:color="#00ae00" style:font-name="Droid Sans" fo:font-size="14pt" style:font-size-asian="14pt" style:font-size-complex="14pt"/>
    </style:style>
    <style:style style:name="T5" style:family="text">
      <style:text-properties fo:color="#00ae00" style:font-name="Droid Sans" fo:font-size="8pt" style:font-size-asian="8pt" style:font-size-complex="8pt"/>
    </style:style>
    <style:style style:name="T6" style:family="text">
      <style:text-properties fo:color="#00ae00" style:font-name="Droid Sans" fo:font-size="4pt" style:font-size-asian="4pt" style:font-size-complex="4pt"/>
    </style:style>
    <style:style style:name="T7" style:family="text">
      <style:text-properties fo:color="#dd4814" style:font-name="Droid Sans" fo:font-weight="bold" style:font-weight-asian="bold" style:font-weight-complex="bold"/>
    </style:style>
    <style:style style:name="T8" style:family="text">
      <style:text-properties fo:color="#dd4814" style:font-name="Droid Sans" fo:font-size="4pt" fo:font-weight="bold" style:font-size-asian="4pt" style:font-weight-asian="bold" style:font-size-complex="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614cm" svg:height="3.254cm" svg:x="4.193cm" svg:y="8.818cm">
          <draw:image xlink:href="Pictures/10000000000000810000005B7F89B1AF.jpg" xlink:type="simple" xlink:show="embed" xlink:actuate="onLoad">
            <text:p/>
          </draw:image>
        </draw:frame>
        <draw:frame draw:style-name="gr2" draw:text-style-name="P2" draw:layer="layout" svg:width="4.6cm" svg:height="0.831cm" svg:x="4.1cm" svg:y="11.3cm">
          <draw:text-box>
            <text:p text:style-name="P2"><text:span text:style-name="T1">A <text:s text:c="2"/>B <text:s text:c="2"/>C <text:s/></text:span><text:span text:style-name="T2"><text:s/></text:span><text:span text:style-name="T1">D </text:span><text:span text:style-name="T3"><text:s/></text:span><text:span text:style-name="T4"><text:s/></text:span><text:span text:style-name="T1">E <text:s text:c="2"/>F <text:s text:c="2"/>G</text:span></text:p>
          </draw:text-box>
        </draw:frame>
        <draw:frame draw:style-name="gr2" draw:text-style-name="P3" draw:layer="layout" svg:width="4.6cm" svg:height="0.65cm" svg:x="4.4cm" svg:y="10.301cm">
          <draw:text-box>
            <text:p text:style-name="P3"><text:span text:style-name="T3">A# <text:s text:c="15"/>C# <text:s text:c="4"/>D# <text:s text:c="15"/>F# <text:s text:c="5"/>G#</text:span></text:p>
          </draw:text-box>
        </draw:frame>
        <draw:frame draw:style-name="gr2" draw:text-style-name="P3" draw:layer="layout" svg:width="4.6cm" svg:height="0.65cm" svg:x="4.448cm" svg:y="10.5cm">
          <draw:text-box>
            <text:p text:style-name="P3"><text:span text:style-name="T3">= <text:s text:c="18"/>= <text:s text:c="7"/>= <text:s text:c="18"/>= <text:s text:c="7"/>=</text:span></text:p>
          </draw:text-box>
        </draw:frame>
        <draw:frame draw:style-name="gr2" draw:text-style-name="P3" draw:layer="layout" svg:width="4.6cm" svg:height="0.65cm" svg:x="4.4cm" svg:y="10.625cm">
          <draw:text-box>
            <text:p text:style-name="P3"><text:span text:style-name="T3">Bb <text:s text:c="15"/>Db <text:s/></text:span><text:span text:style-name="T5"><text:s/></text:span><text:span text:style-name="T3"><text:s text:c="2"/>Eb <text:s text:c="13"/></text:span><text:span text:style-name="T6"><text:s/></text:span><text:span text:style-name="T3"><text:s text:c="2"/>Gb <text:s text:c="4"/></text:span><text:span text:style-name="T6"><text:s/></text:span><text:span text:style-name="T3">Ab</text:span></text:p>
          </draw:text-box>
        </draw:frame>
        <draw:frame draw:style-name="gr2" draw:text-style-name="P4" draw:layer="layout" svg:width="4.6cm" svg:height="0.65cm" svg:x="4.2cm" svg:y="9.3cm">
          <draw:text-box>
            <text:p text:style-name="P4"><text:span text:style-name="T7">0 <text:s text:c="2"/>1 <text:s text:c="3"/>2 <text:s text:c="5"/>3 <text:s text:c="3"/>4 <text:s text:c="2"/>5 <text:s text:c="2"/>6 <text:s text:c="3"/></text:span><text:span text:style-name="T8"><text:s/></text:span><text:span text:style-name="T7">7 <text:s text:c="3"/></text:span><text:span text:style-name="T8"><text:s text:c="2"/></text:span><text:span text:style-name="T7">8 <text:s text:c="3"/>9 </text:span><text:span text:style-name="T8"><text:s text:c="2"/></text:span><text:span text:style-name="T7">10 1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sana Math" svg:font-family="'Asana Math'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30T13:50:36.912198383</meta:creation-date>
    <dc:date>2015-07-30T14:08:47.663625398</dc:date>
    <meta:editing-duration>PT2M20S</meta:editing-duration>
    <meta:editing-cycles>1</meta:editing-cycles>
    <meta:document-statistic meta:object-count="6"/>
    <meta:generator>LibreOffice/4.2.8.2$Linux_X86_64 LibreOffice_project/420m0$Build-2</meta:generator>
  </office:meta>
</office:document-meta>
</file>